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structions for Preparing Your Excel File</text:h>
      <text:h text:style-name="Heading_20_3" text:outline-level="3">1. Make sure the first row contains the actual column headings</text:h>
      <text:p text:style-name="Text_20_body">The first row of the sheet must contain clean, single‑line headings with no merged cells, no blank cells, and no extra title rows above them.</text:p>
      <text:h text:style-name="Heading_20_3" text:outline-level="3">2. Remove any merged cells</text:h>
      <text:p text:style-name="Text_20_body">Merged cells cause data to shift when the file is processed. Please unmerge all cells in the sheet before sending the file.</text:p>
      <text:h text:style-name="Heading_20_3" text:outline-level="3">3. Unhide all rows and columns</text:h>
      <text:p text:style-name="Text_20_body">Hidden rows or columns are still read by the system and can introduce old or unexpected data. Please unhide everything so the sheet reflects only the data you want processed.</text:p>
      <text:h text:style-name="Heading_20_3" text:outline-level="3">4. Delete any extra header rows, totals, notes, or decorative elements</text:h>
      <text:p text:style-name="Text_20_body">Only the data table should remain. Remove cover pages, summary blocks, totals at the bottom, comments, or any formatting that is not part of the dataset.</text:p>
      <text:h text:style-name="Heading_20_3" text:outline-level="3">5. Ensure each column contains one type of data</text:h>
      <text:p text:style-name="Text_20_body">Columns should not mix numbers, text, dates, or symbols. For example, a numeric column should not contain text like “N/A” or “see note”.</text:p>
      <text:h text:style-name="Heading_20_3" text:outline-level="3">6. Check that dates are real Excel dates</text:h>
      <text:p text:style-name="Text_20_body">Dates should be stored as proper date cells, not typed as text. If you click a date and Excel shows a serial number (e.g., 45231) when you change the format, it is correct.</text:p>
      <text:h text:style-name="Heading_20_3" text:outline-level="3">7. Remove formulas or convert them to values</text:h>
      <text:p text:style-name="Text_20_body">Formulas can produce outdated or inconsistent results if the file was not saved after recalculation. Please copy and paste formulas as values before sending.</text:p>
      <text:h text:style-name="Heading_20_3" text:outline-level="3">8. Make sure there are no blank rows or blank columns inside the data</text:h>
      <text:p text:style-name="Text_20_body">Blank rows or columns can cause the system to misinterpret the structure of the table. Remove any empty lines within the dataset.</text:p>
      <text:h text:style-name="Heading_20_3" text:outline-level="3">9. Use one sheet per dataset</text:h>
      <text:p text:style-name="Text_20_body">If the file contains multiple sheets, please indicate which sheet contains the data, or place the dataset on its own sheet with a clear name.</text:p>
      <text:h text:style-name="Heading_20_3" text:outline-level="3">10. Avoid leading or trailing spaces in column names</text:h>
      <text:p text:style-name="Text_20_body">Column names like “ Name ” or “Name ” cause mismatches. Please ensure headings are typed cleanly with no extra spac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1T14:31:02.979850900</meta:creation-date>
    <dc:date>2026-03-01T14:37:17.188797800</dc:date>
    <meta:editing-duration>PT6M15S</meta:editing-duration>
    <meta:editing-cycles>1</meta:editing-cycles>
    <meta:document-statistic meta:table-count="0" meta:image-count="0" meta:object-count="0" meta:page-count="1" meta:paragraph-count="21" meta:word-count="344" meta:character-count="1954" meta:non-whitespace-character-count="1631"/>
    <meta:generator>LibreOffice/25.2.7.2$Windows_X86_64 LibreOffice_project/5cbfd1ab6520636bb5f7b99185aa69bd7456825d</meta:generator>
  </office:meta>
</office:document-meta>
</file>